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3.756cm" svg:height="0.821cm" svg:x="5.935cm" svg:y="0.374cm"><text:p text:style-name="P1">Начало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><draw:custom-shape text:anchor-type="paragraph" draw:z-index="1" draw:style-name="gr2" svg:width="0.191cm" svg:height="0.585cm" svg:x="7.773cm" svg:y="0.22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" draw:style-name="gr1" draw:text-style-name="P1" svg:width="3.641cm" svg:height="0.419cm" svg:x="6.013cm" svg:y="0.314cm"><text:p text:style-name="P1">Смена кодировк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" draw:style-name="gr2" svg:width="0.191cm" svg:height="0.585cm" svg:x="7.773cm" svg:y="0.245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" draw:style-name="gr1" svg:width="7.873cm" svg:height="0.429cm" svg:x="4.184cm" svg:y="0.372cm"><text:p text:style-name="P1">Вывод на печать информации о работе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6" draw:style-name="gr2" svg:width="0.19cm" svg:height="0.428cm" svg:x="7.84cm" svg:y="0.36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" draw:style-name="gr1" draw:text-style-name="P1" svg:width="8.767cm" svg:height="0.429cm" svg:x="3.06cm" svg:y="0.3cm"><text:p text:style-name="P1">Объявление переменных(char a; int i=0, j, k, l=3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" draw:style-name="gr2" svg:width="0.068cm" svg:height="0.761cm" svg:x="7.925cm" svg:y="0.18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2" draw:style-name="gr6" svg:width="5.799cm" svg:height="0.14cm" svg:x="7.992cm" svg:y="0.469cm"><text:p/><draw:enhanced-geometry svg:viewBox="0 0 21600 21600" draw:text-areas="?f7 ?f0 21600 ?f2" draw:type="left-arrow" draw:modifiers="3206.4777327935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76" draw:style-name="gr1" draw:text-style-name="P1" svg:width="3.539cm" svg:height="0.86cm" svg:x="6.184cm" svg:y="0.392cm"><text:p text:style-name="P1">i&lt;7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2" draw:style-name="gr3" svg:width="1.043cm" svg:height="0.489cm" svg:x="5.741cm" svg:y="0.159cm"><draw:text-box><text:p>нет</text:p></draw:text-box></draw:frame><draw:line text:anchor-type="paragraph" draw:z-index="101" draw:style-name="gr7" draw:text-style-name="P1" svg:x1="13.928cm" svg:y1="22.508cm" svg:x2="13.79cm" svg:y2="0.055cm"><text:p/></draw:line></text:p>
      <text:p text:style-name="Standard"><draw:custom-shape text:anchor-type="paragraph" draw:z-index="90" draw:style-name="gr6" svg:width="3.867cm" svg:height="0.114cm" svg:x="2.365cm" svg:y="0.279cm"><text:p/><draw:enhanced-geometry svg:viewBox="0 0 21600 21600" draw:text-areas="?f7 ?f0 21600 ?f2" draw:type="left-arrow" draw:modifiers="2125.1220428088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86" draw:style-name="gr4" draw:text-style-name="P1" svg:x1="2.365cm" svg:y1="0.326cm" svg:x2="2.212cm" svg:y2="23.258cm"><text:p/></draw:line></text:p>
      <text:p text:style-name="Standard"><draw:custom-shape text:anchor-type="paragraph" draw:z-index="75" draw:style-name="gr2" svg:width="0.107cm" svg:height="0.29cm" svg:x="7.906cm" svg:y="0.277cm"><text:p/><draw:enhanced-geometry svg:viewBox="0 0 21600 21600" draw:text-areas="?f0 0 ?f2 ?f5" draw:type="down-arrow" draw:modifiers="12829.090909090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1" draw:style-name="gr3" svg:width="0.952cm" svg:height="0.489cm" svg:x="7.491cm" svg:y="0.092cm"><draw:text-box><text:p>да</text:p></draw:text-box></draw:frame><draw:frame text:anchor-type="paragraph" draw:z-index="85" draw:style-name="gr3" svg:width="1.287cm" svg:height="0.489cm" svg:x="5.487cm" svg:y="0.45cm"><draw:text-box><text:p>нет</text:p></draw:text-box></draw:frame><draw:custom-shape text:anchor-type="paragraph" draw:z-index="99" draw:style-name="gr6" svg:width="5.227cm" svg:height="0.14cm" svg:x="8.012cm" svg:y="0.439cm"><text:p/><draw:enhanced-geometry svg:viewBox="0 0 21600 21600" draw:text-areas="?f7 ?f0 21600 ?f2" draw:type="left-arrow" draw:modifiers="3206.4777327935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82" draw:style-name="gr1" draw:text-style-name="P1" svg:width="3.539cm" svg:height="0.86cm" svg:x="6.172cm" svg:y="0.093cm"><text:p text:style-name="P1">j&lt;7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4" draw:style-name="gr6" svg:width="3.511cm" svg:height="0.114cm" svg:x="2.662cm" svg:y="0.452cm"><text:p/><draw:enhanced-geometry svg:viewBox="0 0 21600 21600" draw:text-areas="?f7 ?f0 21600 ?f2" draw:type="left-arrow" draw:modifiers="2125.1220428088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98" draw:style-name="gr7" draw:text-style-name="P1" svg:x1="13.305cm" svg:y1="19.643cm" svg:x2="13.238cm" svg:y2="0.016cm"><text:p/></draw:line></text:p>
      <text:p text:style-name="Standard"><draw:custom-shape text:anchor-type="paragraph" draw:z-index="83" draw:style-name="gr2" svg:width="0.107cm" svg:height="0.362cm" svg:x="7.915cm" svg:y="0.46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7" draw:style-name="gr5" svg:width="1.176cm" svg:height="0.53cm" svg:x="7.433cm" svg:y="0.295cm"><draw:text-box><text:p>да</text:p></draw:text-box></draw:frame><draw:line text:anchor-type="paragraph" draw:z-index="79" draw:style-name="gr4" draw:text-style-name="P1" svg:x1="2.662cm" svg:y1="0.078cm" svg:x2="2.701cm" svg:y2="20.564cm"><text:p/></draw:line></text:p>
      <text:p text:style-name="Standard"><draw:custom-shape text:anchor-type="paragraph" draw:z-index="8" draw:style-name="gr1" svg:width="8.783cm" svg:height="0.541cm" svg:x="3.141cm" svg:y="0.337cm"><text:p text:style-name="P1">Присваивание значений переменных(k=3,j=0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9" draw:style-name="gr2" svg:width="0.068cm" svg:height="0.837cm" svg:x="7.925cm" svg:y="0.39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10" draw:style-name="gr1" draw:text-style-name="P1" svg:width="4.142cm" svg:height="0.757cm" svg:x="5.907cm" svg:y="0.293cm"><text:p text:style-name="P1">i&lt;=3 ?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5" draw:style-name="gr3" svg:width="1.041cm" svg:height="0.489cm" svg:x="6.198cm" svg:y="0.042cm"><draw:text-box><text:p>нет</text:p></draw:text-box></draw:frame></text:p>
      <text:p text:style-name="Standard"><draw:line text:anchor-type="paragraph" draw:z-index="36" draw:style-name="gr4" draw:text-style-name="P1" svg:x1="5.907cm" svg:y1="0.183cm" svg:x2="4.114cm" svg:y2="0.183cm"><text:p/></draw:line><draw:line text:anchor-type="paragraph" draw:z-index="37" draw:style-name="gr4" draw:text-style-name="P1" svg:x1="4.114cm" svg:y1="7.268cm" svg:x2="4.114cm" svg:y2="0.183cm"><text:p/></draw:line></text:p>
      <text:p text:style-name="Standard"><draw:frame text:anchor-type="paragraph" draw:z-index="20" draw:style-name="gr3" svg:width="1.043cm" svg:height="0.489cm" svg:x="10.285cm" svg:y="0.427cm"><draw:text-box><text:p>нет</text:p></draw:text-box></draw:frame><draw:frame text:anchor-type="paragraph" draw:z-index="11" draw:style-name="gr3" svg:width="0.952cm" svg:height="0.489cm" svg:x="7.528cm" svg:y="0.076cm"><draw:text-box><text:p>да</text:p></draw:text-box></draw:frame><draw:custom-shape text:anchor-type="paragraph" draw:z-index="12" draw:style-name="gr2" svg:width="0.105cm" svg:height="0.431cm" svg:x="7.938cm" svg:y="0.07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8" draw:style-name="gr2" svg:width="0.107cm" svg:height="0.729cm" svg:x="10.904cm" svg:y="0.41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9" draw:style-name="gr4" draw:text-style-name="P1" svg:x1="9.941cm" svg:y1="0.397cm" svg:x2="10.905cm" svg:y2="0.411cm"><text:p/></draw:line><draw:custom-shape text:anchor-type="paragraph" draw:z-index="13" draw:style-name="gr1" draw:text-style-name="P1" svg:width="3.97cm" svg:height="0.729cm" svg:x="5.973cm" svg:y="0.034cm"><text:p text:style-name="P1">k-i&lt;=0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14" draw:style-name="gr3" svg:width="0.95cm" svg:height="0.489cm" svg:x="7.318cm" svg:y="0.275cm"><draw:text-box><text:p>да</text:p></draw:text-box></draw:frame><draw:custom-shape text:anchor-type="paragraph" draw:z-index="17" draw:style-name="gr2" svg:width="0.107cm" svg:height="0.433cm" svg:x="7.909cm" svg:y="0.314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5" draw:style-name="gr1" svg:width="0.662cm" svg:height="0.5cm" svg:x="7.673cm" svg:y="0.259cm"><text:p>a+k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style-name="gr1" svg:width="2.945cm" svg:height="0.488cm" svg:x="9.31cm" svg:y="0.166cm"><text:p>Печать пробе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6" draw:style-name="gr2" svg:width="0.107cm" svg:height="0.502cm" svg:x="7.844cm" svg:y="0.272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1" draw:style-name="gr4" draw:text-style-name="P1" svg:x1="10.998cm" svg:y1="0.166cm" svg:x2="11.011cm" svg:y2="1.503cm"><text:p/></draw:line></text:p>
      <text:p text:style-name="Standard"><draw:custom-shape text:anchor-type="paragraph" draw:z-index="23" draw:style-name="gr1" svg:width="3.887cm" svg:height="0.555cm" svg:x="5.953cm" svg:y="0.231cm"><text:p>Печать символа(a+k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2" draw:style-name="gr2" svg:width="3.049cm" svg:height="0.096cm" svg:x="7.938cm" svg:y="0.434cm"><text:p/><draw:enhanced-geometry svg:viewBox="0 0 21600 21600" draw:text-areas="?f7 ?f0 21600 ?f2" draw:type="left-arrow" draw:modifiers="3198.1549815498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2" svg:width="0.107cm" svg:height="0.502cm" svg:x="7.832cm" svg:y="0.298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5" draw:style-name="gr1" draw:text-style-name="P1" svg:width="3.088cm" svg:height="0.717cm" svg:x="6.316cm" svg:y="0.337cm"><text:p text:style-name="P1">j&lt;3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27" draw:style-name="gr3" svg:width="1.071cm" svg:height="0.489cm" svg:x="6.235cm" svg:y="0.093cm"><draw:text-box><text:p>нет</text:p></draw:text-box></draw:frame></text:p>
      <text:p text:style-name="Standard"><draw:line text:anchor-type="paragraph" draw:z-index="30" draw:style-name="gr4" draw:text-style-name="P1" svg:x1="5.986cm" svg:y1="0.215cm" svg:x2="6.317cm" svg:y2="0.215cm"><text:p/></draw:line><draw:custom-shape text:anchor-type="paragraph" draw:z-index="31" draw:style-name="gr2" svg:width="0.107cm" svg:height="0.502cm" svg:x="5.881cm" svg:y="0.21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26" draw:style-name="gr3" svg:width="0.673cm" svg:height="0.489cm" svg:x="8.084cm" svg:y="0.079cm"><draw:text-box><text:p>да</text:p></draw:text-box></draw:frame><draw:custom-shape text:anchor-type="paragraph" draw:z-index="28" draw:style-name="gr2" svg:width="0.105cm" svg:height="0.502cm" svg:x="7.819cm" svg:y="0.07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style-name="gr1" draw:text-style-name="P1" svg:width="0.856cm" svg:height="0.526cm" svg:x="5.512cm" svg:y="0.266cm"><text:p text:style-name="P1">k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9" draw:style-name="gr1" draw:text-style-name="P1" svg:width="0.856cm" svg:height="0.526cm" svg:x="7.41cm" svg:y="0.092cm"><text:p text:style-name="P1">k--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svg:width="0.107cm" svg:height="0.8cm" svg:x="5.881cm" svg:y="0.30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4" draw:style-name="gr2" svg:width="0.107cm" svg:height="0.502cm" svg:x="7.819cm" svg:y="0.13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66" draw:style-name="gr4" draw:text-style-name="P1" svg:x1="5.96cm" svg:y1="0.13cm" svg:x2="12.783cm" svg:y2="0.137cm"><text:p/></draw:line><draw:line text:anchor-type="paragraph" draw:z-index="78" draw:style-name="gr4" draw:text-style-name="P1" svg:x1="12.783cm" svg:y1="0.13cm" svg:x2="12.799cm" svg:y2="8.018cm"><text:p/></draw:line></text:p>
      <text:p text:style-name="Standard"><draw:custom-shape text:anchor-type="paragraph" draw:z-index="38" draw:style-name="gr2" svg:width="0.107cm" svg:height="0.502cm" svg:x="7.807cm" svg:y="0.43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9" draw:style-name="gr4" draw:text-style-name="P1" svg:x1="7.873cm" svg:y1="0.439cm" svg:x2="4.114cm" svg:y2="0.452cm"><text:p/></draw:line></text:p>
      <text:p text:style-name="Standard"><draw:frame text:anchor-type="paragraph" draw:z-index="51" draw:style-name="gr3" svg:width="1.043cm" svg:height="0.489cm" svg:x="9.839cm" svg:y="0.252cm"><draw:text-box><text:p>нет</text:p></draw:text-box></draw:frame></text:p>
      <text:p text:style-name="Standard"><draw:line text:anchor-type="paragraph" draw:z-index="50" draw:style-name="gr4" draw:text-style-name="P1" svg:x1="9.948cm" svg:y1="0.411cm" svg:x2="10.912cm" svg:y2="0.425cm"><text:p/></draw:line><draw:custom-shape text:anchor-type="paragraph" draw:z-index="53" draw:style-name="gr2" svg:width="0.107cm" svg:height="0.729cm" svg:x="10.806cm" svg:y="0.42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style-name="gr1" draw:text-style-name="P1" svg:width="4.142cm" svg:height="0.757cm" svg:x="5.807cm" svg:y="0.026cm"><text:p text:style-name="P1">i-k&lt;=0 ?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41" draw:style-name="gr3" svg:width="0.95cm" svg:height="0.489cm" svg:x="6.922cm" svg:y="0.296cm"><draw:text-box><text:p>да</text:p></draw:text-box></draw:frame><draw:custom-shape text:anchor-type="paragraph" draw:z-index="43" draw:style-name="gr2" svg:width="0.107cm" svg:height="0.502cm" svg:x="7.765cm" svg:y="0.29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42" draw:style-name="gr1" svg:width="0.662cm" svg:height="0.5cm" svg:x="7.489cm" svg:y="0.298cm"><text:p>a+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1" svg:width="2.945cm" svg:height="0.488cm" svg:x="9.31cm" svg:y="0.166cm"><text:p>Печать пробе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4" draw:style-name="gr2" svg:width="0.107cm" svg:height="0.433cm" svg:x="7.775cm" svg:y="0.31cm"><text:p/><draw:enhanced-geometry svg:viewBox="0 0 21600 21600" draw:text-areas="?f0 0 ?f2 ?f5" draw:type="down-arrow" draw:modifiers="11239.024390243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5" draw:style-name="gr4" draw:text-style-name="P1" svg:x1="10.899cm" svg:y1="0.257cm" svg:x2="10.912cm" svg:y2="1.594cm"><text:p/></draw:line></text:p>
      <text:p text:style-name="Standard"><draw:custom-shape text:anchor-type="paragraph" draw:z-index="47" draw:style-name="gr1" svg:width="3.887cm" svg:height="0.555cm" svg:x="5.934cm" svg:y="0.277cm"><text:p>Печать символа(a+1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8" draw:style-name="gr2" svg:width="0.107cm" svg:height="0.502cm" svg:x="7.782cm" svg:y="0.344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5" draw:style-name="gr1" draw:text-style-name="P1" svg:width="3.088cm" svg:height="0.717cm" svg:x="6.283cm" svg:y="0.4cm"><text:p text:style-name="P1">j&lt;3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6" draw:style-name="gr2" svg:width="3.049cm" svg:height="0.096cm" svg:x="7.888cm" svg:y="0.039cm"><text:p/><draw:enhanced-geometry svg:viewBox="0 0 21600 21600" draw:text-areas="?f7 ?f0 21600 ?f2" draw:type="left-arrow" draw:modifiers="3198.1549815498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7" draw:style-name="gr3" svg:width="1.071cm" svg:height="0.489cm" svg:x="5.937cm" svg:y="0.229cm"><draw:text-box><text:p>нет</text:p></draw:text-box></draw:frame></text:p>
      <text:p text:style-name="Standard"><draw:line text:anchor-type="paragraph" draw:z-index="60" draw:style-name="gr4" draw:text-style-name="P1" svg:x1="5.952cm" svg:y1="0.303cm" svg:x2="6.283cm" svg:y2="0.303cm"><text:p/></draw:line><draw:custom-shape text:anchor-type="paragraph" draw:z-index="61" draw:style-name="gr2" svg:width="0.107cm" svg:height="0.502cm" svg:x="5.847cm" svg:y="0.30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9" draw:style-name="gr1" draw:text-style-name="P1" svg:width="1.421cm" svg:height="0.526cm" svg:x="5.159cm" svg:y="0.362cm"><text:p text:style-name="P1">k--;l++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6" draw:style-name="gr3" svg:width="0.673cm" svg:height="0.489cm" svg:x="8.216cm" svg:y="0.143cm"><draw:text-box><text:p>да</text:p></draw:text-box></draw:frame><draw:custom-shape text:anchor-type="paragraph" draw:z-index="65" draw:style-name="gr2" svg:width="0.107cm" svg:height="0.502cm" svg:x="7.784cm" svg:y="0.14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4" draw:style-name="gr2" svg:width="0.107cm" svg:height="0.946cm" svg:x="5.831cm" svg:y="0.4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2" draw:style-name="gr1" draw:text-style-name="P1" svg:width="1.435cm" svg:height="0.526cm" svg:x="7.165cm" svg:y="0.242cm"><text:p text:style-name="P1">k++; l--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58" draw:style-name="gr2" svg:width="0.105cm" svg:height="0.502cm" svg:x="7.786cm" svg:y="0.35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67" draw:style-name="gr4" draw:text-style-name="P1" svg:x1="5.911cm" svg:y1="0.387cm" svg:x2="12.799cm" svg:y2="0.383cm"><text:p/></draw:line></text:p>
      <text:p text:style-name="Standard"/>
      <text:p text:style-name="Standard"><draw:custom-shape text:anchor-type="paragraph" draw:z-index="70" draw:style-name="gr1" svg:width="2.581cm" svg:height="1.041cm" svg:x="10.5cm" svg:y="0.358cm"><text:p>Печать новой</text:p><text:p text:style-name="P1">строки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svg:width="0.107cm" svg:height="0.502cm" svg:x="7.666cm" svg:y="0.24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3" draw:style-name="gr4" draw:text-style-name="P1" svg:x1="7.772cm" svg:y1="0.243cm" svg:x2="12.799cm" svg:y2="0.229cm"><text:p/></draw:line></text:p>
      <text:p text:style-name="Standard"><draw:custom-shape text:anchor-type="paragraph" draw:z-index="68" draw:style-name="gr1" svg:width="3.721cm" svg:height="0.795cm" svg:x="5.838cm" svg:y="0.279cm"><text:p text:style-name="P1">j==6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73" draw:style-name="gr5" svg:width="1.176cm" svg:height="0.53cm" svg:x="9.409cm" svg:y="0.012cm"><draw:text-box><text:p>да</text:p></draw:text-box></draw:frame><draw:frame text:anchor-type="paragraph" draw:z-index="80" draw:style-name="gr3" svg:width="1.287cm" svg:height="0.489cm" svg:x="0.545cm" svg:y="0.377cm"><draw:text-box><text:p>нет</text:p></draw:text-box></draw:frame></text:p>
      <text:p text:style-name="Standard"><draw:custom-shape text:anchor-type="paragraph" draw:z-index="69" draw:style-name="gr2" svg:width="0.877cm" svg:height="0.1cm" svg:x="9.559cm" svg:y="0.139cm"><text:p/><draw:enhanced-geometry svg:viewBox="0 0 21600 21600" draw:text-areas="0 ?f0 ?f5 ?f2" draw:type="right-arrow" draw:modifiers="10218.266978922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7" draw:style-name="gr2" svg:width="0.107cm" svg:height="1.128cm" svg:x="11.691cm" svg:y="0.42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2" draw:style-name="gr2" svg:width="0.105cm" svg:height="0.694cm" svg:x="7.636cm" svg:y="0.09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4" draw:style-name="gr3" svg:width="1.287cm" svg:height="0.489cm" svg:x="6.925cm" svg:y="0.099cm"><draw:text-box><text:p>нет</text:p></draw:text-box></draw:frame></text:p>
      <text:p text:style-name="Standard"><draw:custom-shape text:anchor-type="paragraph" draw:z-index="71" draw:style-name="gr1" svg:width="1.638cm" svg:height="0.597cm" svg:x="6.946cm" svg:y="0.305cm"><text:p text:style-name="P1">j++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77" draw:style-name="gr5" svg:width="1.176cm" svg:height="0.53cm" svg:x="5.904cm" svg:y="0.143cm"><draw:text-box><text:p>да</text:p></draw:text-box></draw:frame></text:p>
      <text:p text:style-name="Standard"><draw:custom-shape text:anchor-type="paragraph" draw:z-index="96" draw:style-name="gr6" svg:width="4.652cm" svg:height="0.078cm" svg:x="8.654cm" svg:y="0.092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81" draw:style-name="gr1" draw:text-style-name="P1" svg:width="1.638cm" svg:height="0.597cm" svg:x="6.817cm" svg:y="0.279cm"><text:p text:style-name="P1">i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00" draw:style-name="gr6" svg:width="5.474cm" svg:height="0.078cm" svg:x="8.454cm" svg:y="0.113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5" draw:style-name="gr6" svg:width="4.118cm" svg:height="0.078cm" svg:x="2.701cm" svg:y="0.116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88" draw:style-name="gr1" draw:text-style-name="P1" svg:width="1.638cm" svg:height="0.336cm" svg:x="6.863cm" svg:y="0.138cm"><text:p text:style-name="P1">Пауза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9" draw:style-name="gr2" svg:width="0.107cm" svg:height="0.502cm" svg:x="7.616cm" svg:y="0.47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3" draw:style-name="gr6" svg:width="4.652cm" svg:height="0.078cm" svg:x="2.212cm" svg:y="0.3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84" draw:style-name="gr1" draw:text-style-name="P1" svg:width="3.756cm" svg:height="0.821cm" svg:x="5.853cm" svg:y="0.023cm"><text:p text:style-name="P1">Конец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.065cm" fo:margin-left="0.106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59S</meta:editing-duration>
    <meta:editing-cycles>4</meta:editing-cycles>
    <meta:generator>OpenOffice/4.1.1$Win32 OpenOffice.org_project/411m6$Build-9775</meta:generator>
    <dc:date>2017-01-07T14:31:06.50</dc:date>
    <dc:creator>Alex Lasher</dc:creator>
    <meta:document-statistic meta:table-count="0" meta:image-count="0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